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383cm"/>
    </style:style>
    <style:style style:name="co2" style:family="table-column">
      <style:table-column-properties fo:break-before="auto" style:column-width="1.635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2.612cm"/>
    </style:style>
    <style:style style:name="ro1" style:family="table-row">
      <style:table-row-properties style:row-height="0.575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#8eb4e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c6d9f1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8eb4e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110">
      <style:table-cell-properties fo:background-color="#fcd5b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ackground-color="#dce6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ackground-color="#fcd5b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cell-protect="none" style:print-content="true" style:rotation-align="none"/>
    </style:style>
    <style:style style:name="ce1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()&gt;[.B2]" style:apply-style-name="ConditionalStyle_5f_1" style:base-cell-address="Hoja1.C2"/>
      <style:map style:condition="cell-content()&lt;[.B2]" style:apply-style-name="ConditionalStyle_5f_2" style:base-cell-address="Hoja1.C2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12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number-columns-repeated="1008" table:default-cell-style-name="Default"/>
        <table:table-row table:style-name="ro1">
          <table:table-cell table:style-name="ce1" office:value-type="string" calcext:value-type="string">
            <text:p>Historia</text:p>
          </table:table-cell>
          <table:table-cell table:style-name="ce4" office:value-type="string" calcext:value-type="string">
            <text:p>Dia 0</text:p>
          </table:table-cell>
          <table:table-cell table:style-name="ce4" office:value-type="string" calcext:value-type="string">
            <text:p>Dia 1</text:p>
          </table:table-cell>
          <table:table-cell table:style-name="ce4" office:value-type="string" calcext:value-type="string">
            <text:p>Dia 2</text:p>
          </table:table-cell>
          <table:table-cell table:style-name="ce4" office:value-type="string" calcext:value-type="string">
            <text:p>Dia 3</text:p>
          </table:table-cell>
          <table:table-cell table:style-name="ce4" office:value-type="string" calcext:value-type="string">
            <text:p>Dia 4</text:p>
          </table:table-cell>
          <table:table-cell table:style-name="ce4" office:value-type="string" calcext:value-type="string">
            <text:p>Dia 5</text:p>
          </table:table-cell>
          <table:table-cell table:style-name="ce4" office:value-type="string" calcext:value-type="string">
            <text:p>Dia 6</text:p>
          </table:table-cell>
          <table:table-cell table:style-name="ce4" office:value-type="string" calcext:value-type="string">
            <text:p>Dia 7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visitante, deseo registrarme en el sitio</text:p>
          </table:table-cell>
          <table:table-cell table:style-name="ce5" office:value-type="float" office:value="2" calcext:value-type="float">
            <office:annotation draw:style-name="gr2" draw:text-style-name="P2" svg:width="13.364cm" svg:height="1.325cm" svg:x="20.785cm" svg:y="0.375cm" draw:caption-point-x="-1.777cm" draw:caption-point-y="0.21cm">
              <dc:date>2014-09-30T00:00:00</dc:date>
              <text:p text:style-name="P2">Esfuerzo restante a partir de ese día para completar la tarea. ¡No es el esfuerzo realizado en el día! Esto puede aumentar respecto del día anterior si nuevos problemas son descubiertos. </text:p>
            </office:annotation>
            <text:p>2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visitante/usuario deseo buscar vehiculos por categoría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Como visitante/usuario deseo buscar vehiculos por precio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visitante/usuario deseo buscar vehiculos por ubicació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administrador deseo aprobar un usuario registrad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administrador deseo eliminar un usuari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administrador deseo modificar un pos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administrador deseo eliminar un pos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administrador deseo buscar un usuari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usuario deseo añadir un vehiculo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usuario quiero eliminar un vehícul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usuario quiero modificar un vehícul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usuario quiero añadir un teléfo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usuario quiero añadir mi dirección de contact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usuario quiero eliminar un teléfo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usuario quiero editar mi dirección de contact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usuario quiero crear un post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usuario quiero eliminar un pos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usuario quiero puntuar un pos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usuario quiero preguntar en un post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o usuario quiero responder preguntas en mis post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/>
          <table:table-cell table:style-name="ce9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Como usuario deseo obtener la información de contacto de un anunciante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Cantidad de puntos restantes (Ideal) <text:s/></text:p>
          </table:table-cell>
          <table:table-cell table:style-name="ce6" table:formula="of:=SUM([.B2:.B23])" office:value-type="float" office:value="34" calcext:value-type="float">
            <text:p>34,0</text:p>
          </table:table-cell>
          <table:table-cell table:style-name="ce6" table:formula="of:=[.B24]-[.$B$24]/7" office:value-type="float" office:value="29.1428571428571" calcext:value-type="float">
            <text:p>29,1</text:p>
          </table:table-cell>
          <table:table-cell table:style-name="ce6" table:formula="of:=[.C24]-[.$B$24]/7" office:value-type="float" office:value="24.2857142857143" calcext:value-type="float">
            <text:p>24,3</text:p>
          </table:table-cell>
          <table:table-cell table:style-name="ce6" table:formula="of:=[.D24]-[.$B$24]/7" office:value-type="float" office:value="19.4285714285714" calcext:value-type="float">
            <text:p>19,4</text:p>
          </table:table-cell>
          <table:table-cell table:style-name="ce6" table:formula="of:=[.E24]-[.$B$24]/7" office:value-type="float" office:value="14.5714285714286" calcext:value-type="float">
            <text:p>14,6</text:p>
          </table:table-cell>
          <table:table-cell table:style-name="ce6" table:formula="of:=[.F24]-[.$B$24]/7" office:value-type="float" office:value="9.71428571428571" calcext:value-type="float">
            <text:p>9,7</text:p>
          </table:table-cell>
          <table:table-cell table:style-name="ce6" table:formula="of:=[.G24]-[.$B$24]/7" office:value-type="float" office:value="4.85714285714286" calcext:value-type="float">
            <text:p>4,9</text:p>
          </table:table-cell>
          <table:table-cell table:style-name="ce6" table:formula="of:=[.H24]-[.$B$24]/7" office:value-type="float" office:value="0" calcext:value-type="float">
            <text:p>0,0</text:p>
          </table:table-cell>
          <table:table-cell table:number-columns-repeated="2"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Cantidad de puntos restantes (Actual) <text:s/></text:p>
          </table:table-cell>
          <table:table-cell table:style-name="ce7" table:formula="of:=SUM([.B2:.B23])" office:value-type="float" office:value="34" calcext:value-type="float">
            <text:p>34</text:p>
          </table:table-cell>
          <table:table-cell table:style-name="ce7" table:formula="of:=SUM([.C2:.C23])" office:value-type="float" office:value="30" calcext:value-type="float">
            <text:p>30</text:p>
          </table:table-cell>
          <table:table-cell table:style-name="ce7" table:formula="of:=SUM([.D2:.D23])" office:value-type="float" office:value="26" calcext:value-type="float">
            <text:p>26</text:p>
          </table:table-cell>
          <table:table-cell table:style-name="ce7" table:formula="of:=SUM([.E2:.E23])" office:value-type="float" office:value="21" calcext:value-type="float">
            <text:p>21</text:p>
          </table:table-cell>
          <table:table-cell table:style-name="ce7" table:formula="of:=SUM([.F2:.F23])" office:value-type="float" office:value="13" calcext:value-type="float">
            <text:p>13</text:p>
          </table:table-cell>
          <table:table-cell table:style-name="ce7" table:formula="of:=SUM([.G2:.G23])" office:value-type="float" office:value="5" calcext:value-type="float">
            <text:p>5</text:p>
          </table:table-cell>
          <table:table-cell table:style-name="ce7" table:formula="of:=SUM([.H2:.H23])" office:value-type="float" office:value="1" calcext:value-type="float">
            <text:p>1</text:p>
          </table:table-cell>
          <table:table-cell table:style-name="ce7" table:formula="of:=SUM([.I2:.I23])" office:value-type="float" office:value="0" calcext:value-type="float">
            <text:p>0</text:p>
          </table:table-cell>
          <table:table-cell table:number-columns-repeated="2"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Esfuerzo realizado </text:p>
          </table:table-cell>
          <table:table-cell table:style-name="ce8" table:formula="of:=[.$B$25]-SUM([.B2:.B23])" office:value-type="float" office:value="0" calcext:value-type="float">
            <text:p>0</text:p>
          </table:table-cell>
          <table:table-cell table:style-name="ce8" table:formula="of:=[.B25]-[.C25]" office:value-type="float" office:value="4" calcext:value-type="float">
            <text:p>4</text:p>
          </table:table-cell>
          <table:table-cell table:style-name="ce8" table:formula="of:=[.C25]-[.D25]" office:value-type="float" office:value="4" calcext:value-type="float">
            <text:p>4</text:p>
          </table:table-cell>
          <table:table-cell table:style-name="ce8" table:formula="of:=[.D25]-[.E25]" office:value-type="float" office:value="5" calcext:value-type="float">
            <text:p>5</text:p>
          </table:table-cell>
          <table:table-cell table:style-name="ce8" table:formula="of:=[.E25]-[.F25]" office:value-type="float" office:value="8" calcext:value-type="float">
            <text:p>8</text:p>
          </table:table-cell>
          <table:table-cell table:style-name="ce8" table:formula="of:=[.F25]-[.G25]" office:value-type="float" office:value="8" calcext:value-type="float">
            <text:p>8</text:p>
          </table:table-cell>
          <table:table-cell table:style-name="ce8" table:formula="of:=[.G25]-[.H25]" office:value-type="float" office:value="4" calcext:value-type="float">
            <text:p>4</text:p>
          </table:table-cell>
          <table:table-cell table:style-name="ce8" table:formula="of:=[.H25]-[.I25]" office:value-type="float" office:value="1" calcext:value-type="float">
            <text:p>1</text:p>
          </table:table-cell>
          <table:table-cell table:number-columns-repeated="2"/>
          <table:table-cell table:style-name="ce9" table:number-columns-repeated="2"/>
          <table:table-cell table:number-columns-repeated="1011"/>
        </table:table-row>
        <table:table-row table:style-name="ro3">
          <table:table-cell/>
          <table:table-cell table:style-name="ce9"/>
          <table:table-cell table:number-columns-repeated="9"/>
          <table:table-cell table:style-name="ce9" table:number-columns-repeated="2"/>
          <table:table-cell table:number-columns-repeated="1011"/>
        </table:table-row>
        <table:table-row table:style-name="ro1">
          <table:table-cell>
            <draw:frame table:end-cell-address="Hoja1.I49" table:end-x="0.412cm" table:end-y="0.467cm" draw:z-index="0" draw:name="8 Gráfico" draw:style-name="gr1" draw:text-style-name="P1" svg:width="28.366cm" svg:height="10.861cm" svg:x="0.875cm" svg:y="0.846cm">
              <draw:object draw:notify-on-update-of-ranges="Hoja1.A26:Hoja1.A26 Hoja1.B26:Hoja1.I26 Hoja1.A24:Hoja1.A24 Hoja1.B24:Hoja1.I24 Hoja1.A25:Hoja1.A25 Hoja1.B25:Hoja1.I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9"/>
          <table:table-cell table:number-columns-repeated="9"/>
          <table:table-cell table:style-name="ce12"/>
          <table:table-cell table:style-name="ce9" table:number-columns-repeated="2"/>
          <table:table-cell table:number-columns-repeated="1010"/>
        </table:table-row>
        <table:table-row table:style-name="ro1">
          <table:table-cell/>
          <table:table-cell table:style-name="ce9"/>
          <table:table-cell table:number-columns-repeated="9"/>
          <table:table-cell table:style-name="ce13"/>
          <table:table-cell table:style-name="ce9" table:number-columns-repeated="3"/>
          <table:table-cell table:number-columns-repeated="1009"/>
        </table:table-row>
        <table:table-row table:style-name="ro3">
          <table:table-cell/>
          <table:table-cell table:style-name="ce9"/>
          <table:table-cell table:number-columns-repeated="10"/>
          <table:table-cell table:style-name="ce9" table:number-columns-repeated="3"/>
          <table:table-cell table:number-columns-repeated="1009"/>
        </table:table-row>
        <table:table-row table:style-name="ro3">
          <table:table-cell/>
          <table:table-cell table:style-name="ce9"/>
          <table:table-cell table:number-columns-repeated="9"/>
          <table:table-cell table:style-name="ce9" table:number-columns-repeated="4"/>
          <table:table-cell table:number-columns-repeated="1009"/>
        </table:table-row>
        <table:table-row table:style-name="ro3" table:number-rows-repeated="6">
          <table:table-cell table:number-columns-repeated="2"/>
          <table:table-cell table:style-name="ce9" table:number-columns-repeated="13"/>
          <table:table-cell table:number-columns-repeated="1009"/>
        </table:table-row>
        <table:table-row table:style-name="ro3" table:number-rows-repeated="5">
          <table:table-cell table:number-columns-repeated="2"/>
          <table:table-cell table:style-name="ce9" table:number-columns-repeated="10"/>
          <table:table-cell/>
          <table:table-cell table:style-name="ce9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ce9" table:number-columns-repeated="10"/>
          <table:table-cell table:number-columns-repeated="1012"/>
        </table:table-row>
        <table:table-row table:style-name="ro3" table:number-rows-repeated="10">
          <table:table-cell table:number-columns-repeated="2"/>
          <table:table-cell table:style-name="ce9" table:number-columns-repeated="10"/>
          <table:table-cell table:number-columns-repeated="1012"/>
        </table:table-row>
        <table:table-row table:style-name="ro3">
          <table:table-cell table:number-columns-repeated="2"/>
          <table:table-cell table:style-name="ce9" table:number-columns-repeated="9"/>
          <table:table-cell table:number-columns-repeated="101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Hoja1.C2:Hoja1.I23">
            <calcext:condition calcext:apply-style-name="ConditionalStyle_1" calcext:value="&gt;[.B2]" calcext:base-cell-address="Hoja1.C2"/>
            <calcext:condition calcext:apply-style-name="ConditionalStyle_2" calcext:value="&lt;[.B2]" calcext:base-cell-address="Hoja1.C2"/>
          </calcext:conditional-format>
        </calcext:conditional-formats>
      </table:table>
      <table:table table:name="Hoja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Historia" table:base-cell-address="$Hoja1.$A$1" table:cell-range-address="$Hoja1.$A$1:.$I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1" number:min-integer-digits="1"/>
    </number:number-style>
    <number:currency-style style:name="N10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6P0"/>
    </number:currency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09P0"/>
    </number:currency-style>
    <number:date-style style:name="N10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AR">
      <number:day number:style="long"/>
      <number:text>-</number:text>
      <number:month number:textual="true"/>
    </number:date-style>
    <number:date-style style:name="N10112" number:language="es" number:country="AR">
      <number:month number:textual="true"/>
      <number:text>-</number:text>
      <number:year/>
    </number:date-style>
    <number:date-style style:name="N10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AR">
      <number:number number:decimal-places="0" number:min-integer-digits="1" number:grouping="true"/>
    </number:number-style>
    <number:number-style style:name="N10114" number:language="es" number:country="AR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AR">
      <number:number number:decimal-places="0" number:min-integer-digits="1" number:grouping="true"/>
    </number:number-style>
    <number:number-style style:name="N10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2" number:min-integer-digits="1" number:grouping="true"/>
    </number:number-style>
    <number:number-style style:name="N10116" number:language="es" number:country="AR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AR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8P2" style:volatile="true" number:language="es" number:country="AR">
      <number:text> </number:text>
      <loext:fill-character> </loext:fill-character>
      <number:text>- </number:text>
    </number:number-style>
    <number:text-style style:name="N10118" number:language="es" number:country="A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AR">
      <number:text> </number:text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0119P2" style:volatile="true" number:language="es" number:country="AR">
      <number:text> </number:text>
      <number:currency-symbol/>
      <number:text> </number:text>
      <loext:fill-character> </loext:fill-character>
      <number:text>- </number:text>
    </number:currency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A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AR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0P2" style:volatile="true" number:language="es" number:country="A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AR">
      <number:text> </number:text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10121P2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</style:style>
    <style:style style:name="ConditionalStyle_5f_2" style:display-name="ConditionalStyle_2" style:family="table-cell" style:parent-style-name="Default">
      <style:table-cell-properties fo:background-color="#d7e4bd"/>
      <style:text-properties style:use-window-font-color="true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ho</meta:initial-creator>
    <meta:creation-date>2014-05-21T22:17:20</meta:creation-date>
    <dc:date>2014-09-30T11:36:12.833284713</dc:date>
    <meta:generator>LibreOffice/4.2.6.3$Linux_X86_64 LibreOffice_project/420m0$Build-3</meta:generator>
    <meta:document-statistic meta:table-count="3" meta:cell-count="234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88888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2pt" style:font-size-asian="12pt" style:font-size-complex="12pt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b7b7b7"/>
    </style:style>
    <style:style style:name="ch6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" chart:maximum="70" chart:gap-width="150" chart:reverse-direction="false" text:line-break="false" chart:link-data-style-to-source="false" chart:axis-position="0" chart:tick-mark-position="at-axis"/>
      <style:graphic-properties svg:stroke-width="0.026cm" svg:stroke-color="#888888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graphic-properties draw:stroke="none" draw:fill-color="#9bbb59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ff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chart:solid-type="cuboid" chart:data-label-number="none" chart:data-label-text="false" chart:data-label-symbol="false"/>
    </style:style>
    <style:style style:name="ch13" style:family="chart" style:data-style-name="N0">
      <style:chart-properties chart:symbol-type="non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367cm" svg:height="10.862cm" xlink:href=".." xlink:type="simple" chart:class="chart:bar" chart:row-mapping="2 0 1" chart:style-name="ch1">
        <chart:legend chart:legend-position="end" svg:x="20.994cm" svg:y="0.899cm" style:legend-expansion="custom" chartooo:width="7.373cm" chartooo:height="8.494cm" style:legend-expansion-aspect-ratio="0.868024487873793" chart:style-name="ch2"/>
        <chart:plot-area chart:style-name="ch3" table:cell-range-address="Hoja1.A24:Hoja1.I26" chart:data-source-has-labels="column" svg:x="1.357cm" svg:y="0.072cm" svg:width="19.22cm" svg:height="10.7cm">
          <chartooo:coordinate-region svg:x="1.881cm" svg:y="0.298cm" svg:width="18.696cm" svg:height="9.774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title svg:x="0cm" svg:y="5.091cm" chart:style-name="ch7">
              <text:p>Esfuerzo restante (en puntos)</text:p>
            </chart:title>
            <chart:grid chart:style-name="ch8" chart:class="major"/>
          </chart:axis>
          <chart:series chart:style-name="ch9" chart:values-cell-range-address="Hoja1.B26:Hoja1.I26" chart:label-cell-address="Hoja1.A26:Hoja1.A26" chart:class="chart:bar">
            <chart:data-point chart:repeated="8"/>
          </chart:series>
          <chart:series chart:style-name="ch10" chart:values-cell-range-address="" chart:class="chart:bar">
            <chart:data-point/>
          </chart:series>
          <chart:series chart:style-name="ch11" chart:values-cell-range-address="Hoja1.B24:Hoja1.I24" chart:label-cell-address="Hoja1.A24:Hoja1.A24" chart:class="chart:line">
            <chart:data-point chart:style-name="ch12"/>
            <chart:data-point chart:repeated="7"/>
          </chart:series>
          <chart:series chart:style-name="ch13" chart:values-cell-range-address="Hoja1.B25:Hoja1.I25" chart:label-cell-address="Hoja1.A25:Hoja1.A2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Esfuerzo realizado </text:p>
                <draw:g>
                  <svg:desc>Hoja1.A26:Hoja1.A26</svg:desc>
                </draw:g>
              </table:table-cell>
              <table:table-cell office:value-type="float" office:value="0">
                <text:p>0</text:p>
                <draw:g>
                  <svg:desc>Hoja1.B26:Hoja1.I2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ntidad de puntos restantes (Ideal)  </text:p>
                <draw:g>
                  <svg:desc>Hoja1.A24:Hoja1.A24</svg:desc>
                </draw:g>
              </table:table-cell>
              <table:table-cell office:value-type="float" office:value="34">
                <text:p>34</text:p>
                <draw:g>
                  <svg:desc>Hoja1.B24:Hoja1.I24</svg:desc>
                </draw:g>
              </table:table-cell>
              <table:table-cell office:value-type="float" office:value="29.1428571428571">
                <text:p>29.1428571428571</text:p>
              </table:table-cell>
              <table:table-cell office:value-type="float" office:value="24.2857142857143">
                <text:p>24.2857142857143</text:p>
              </table:table-cell>
              <table:table-cell office:value-type="float" office:value="19.4285714285714">
                <text:p>19.4285714285714</text:p>
              </table:table-cell>
              <table:table-cell office:value-type="float" office:value="14.5714285714286">
                <text:p>14.5714285714286</text:p>
              </table:table-cell>
              <table:table-cell office:value-type="float" office:value="9.71428571428571">
                <text:p>9.71428571428571</text:p>
              </table:table-cell>
              <table:table-cell office:value-type="float" office:value="4.85714285714286">
                <text:p>4.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ntidad de puntos restantes (Actual)  </text:p>
                <draw:g>
                  <svg:desc>Hoja1.A25:Hoja1.A25</svg:desc>
                </draw:g>
              </table:table-cell>
              <table:table-cell office:value-type="float" office:value="34">
                <text:p>34</text:p>
                <draw:g>
                  <svg:desc>Hoja1.B25:Hoja1.I2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